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17cm"/>
    </style:style>
    <style:style style:name="Tabel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color="#1c1c1c" fo:font-weight="normal" style:font-weight-asian="normal" style:font-weight-complex="normal"/>
    </style:style>
    <style:style style:name="P2" style:family="paragraph" style:parent-style-name="Standard">
      <style:text-properties fo:color="#1c1c1c" style:font-name="Times New Roman" fo:font-weight="normal" style:font-weight-asian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1c1c1c" style:font-name="Times New Roman" fo:font-weight="normal" style:font-weight-asian="normal" style:font-weight-complex="normal"/>
    </style:style>
    <style:style style:name="T3" style:family="text">
      <style:text-properties fo:color="#1c1c1c" style:font-name="Times New Roman" fo:font-weight="normal" fo:background-color="#f7faff" style:font-weight-asian="normal" style:font-weight-complex="normal"/>
    </style:style>
    <style:style style:name="T4" style:family="text">
      <style:text-properties fo:color="#1c1c1c" fo:font-style="italic" fo:font-weight="bold" style:font-weight-asian="bold" style:font-weight-complex="bold"/>
    </style:style>
    <style:style style:name="T5" style:family="text">
      <style:text-properties fo:color="#1c1c1c" fo:font-weight="bold" style:font-weight-asian="bold" style:font-weight-complex="bold"/>
    </style:style>
    <style:style style:name="T6" style:family="text">
      <style:text-properties fo:color="#1c1c1c" fo:font-weight="normal" style:font-weight-asian="normal" style:font-weight-complex="normal"/>
    </style:style>
    <style:style style:name="T7" style:family="text">
      <style:text-properties style:font-name="Times New Roman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ue Projektaufgaben für 2 Tage</text:h>
      <text:p text:style-name="Standard">Alle Aufgaben-Lösungen bitte in Euren vuex-Branches schreiben.</text:p>
      <text:p text:style-name="Standard"/>
      <text:p text:style-name="Standard">1. Versucht bitte die noch offnene Vuex-Funktionalitäten für den „todos“-Store fertigzustellen (Detailansicht in <text:span text:style-name="T2">TodosListInfo, update, store, deleteTodo</text:span><text:span text:style-name="T7">). Im Store entsprechende Actions, Mutations anlegen. Die einzelnen Komponenten so anpassen, dass sie die erforderlichen Daten, Funktionen über den Todos-Store empfangen bzw. ausführen.</text:span></text:p>
      <text:p text:style-name="Standard"/>
      <text:p text:style-name="Standard">2. Erstellt einen neuen Menu-Punkt „Wetter“ inkl. Route und eine neue Vue-Komponete „Weather“.</text:p>
      <text:p text:style-name="Standard">In der .env Datei eine neue Zeile mit der Konstanten „<text:span text:style-name="T1">VUE_APP_WEATHER_APPID</text:span>“ setzt hier</text:p>
      <text:p text:style-name="Standard">deren Wert mit Eurer AppID von OpenWheaterMap. In der <text:s/>Weather-Komponente kann die dann</text:p>
      <text:p text:style-name="Standard">über <text:span text:style-name="T4">process</text:span><text:span text:style-name="T5">.env.VUE_APP_WEATHER_APPID</text:span><text:span text:style-name="T6"> ausgelesen werden. In der Komponente soll</text:span></text:p>
      <text:p text:style-name="P1">ein Text-Eingabe Feld und ein Button erscheinen, um hier einen Städte-Namen einzutragen. Wenn man auf den Button klickt, soll ein Axios Request gegen die OpenWeatherMap-API erfolgen.</text:p>
      <text:p text:style-name="P1">Request-URL: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Standard">var apiURL = "http://api.openweathermap.org/data/2.5/weather?q=%city%&amp;lang=de&amp;units=metric&amp;APPID=%API_KEY%</text:p>
          </table:table-cell>
        </table:table-row>
      </table:table>
      <text:p text:style-name="Standard"><text:span text:style-name="T2">var iconURL = "</text:span><text:a xlink:type="simple" xlink:href="http://openweathermap.org/img/w/%25ICON%25.png" text:style-name="Internet_20_link" text:visited-style-name="Visited_20_Internet_20_Link">http://openweathermap.org/img/w/%ICON%.png</text:a><text:span text:style-name="T2">"</text:span></text:p>
      <text:p text:style-name="P1">Ermittelt über die Antwort der API folgende Daten: description, temp, icon und stellt diese dar.</text:p>
      <text:p text:style-name="P1">- Docs: <text:s/><text:a xlink:type="simple" xlink:href="https://openweathermap.org/current#current_JSON" text:style-name="Internet_20_link" text:visited-style-name="Visited_20_Internet_20_Link">https://openweathermap.org/current#current_JSON</text:a></text:p>
      <text:p text:style-name="P1"/>
      <text:p text:style-name="Standard"><text:span text:style-name="T2">3. OPTIONAL: Versucht die Todos mehrsprachig auszugeben. Dazu brauchen wir im Menu neue Einträge für die Spachauswahl (DE, FR, EN) inkl. Routen-Anpassungen. Im </text:span><text:span text:style-name="T3">ApiTodoController</text:span></text:p>
      <text:p text:style-name="P2">im Laravel-Projekt müssten dann in den Funktionen auch Anpassungen vorgenommen werden.</text:p>
      <text:p text:style-name="P2">- Docs: <text:a xlink:type="simple" xlink:href="https://router.vuejs.org/guide/#javascript" text:style-name="Internet_20_link" text:visited-style-name="Visited_20_Internet_20_Link">https://router.vuejs.org/guide/#javascript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rnd Engels</meta:initial-creator>
    <meta:creation-date>2022-02-10T13:20:23</meta:creation-date>
    <dc:date>2022-02-10T16:58:46</dc:date>
    <dc:creator>Bernd Engels</dc:creator>
    <meta:editing-duration>PT19M25S</meta:editing-duration>
    <meta:editing-cycles>6</meta:editing-cycles>
    <meta:generator>OpenOffice/4.1.1$Unix OpenOffice.org_project/411m6$Build-9775</meta:generator>
    <meta:document-statistic meta:table-count="1" meta:image-count="0" meta:object-count="0" meta:page-count="1" meta:paragraph-count="16" meta:word-count="190" meta:character-count="1601"/>
  </office:meta>
</office:document-meta>
</file>